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Doulos SIL', 'Lucida Grande', 'Segoe UI', 'Arial Unicode MS', 'Adobe Pi Std', 'Lucida Sans Unicode', 'Chrysanthi Unicode', Code2000, Gentium, GentiumAlt, 'TITUS Cyberbit Basic', 'Bitstream Vera Sans', 'Bitstream Cyberbit', 'Hiragino Kaku Gothic Pro', 'Matrix Unicode', sans-serif"/>
    <style:font-face style:name="OpenSymbol" svg:font-family="OpenSymbol"/>
    <style:font-face style:name="sans-serif" svg:font-family="sans-serif"/>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08dbbb" officeooo:paragraph-rsid="0008dbbb"/>
    </style:style>
    <style:style style:name="P3" style:family="paragraph" style:parent-style-name="Text_20_body">
      <style:text-properties officeooo:rsid="000b3ad7" officeooo:paragraph-rsid="000b3ad7"/>
    </style:style>
    <style:style style:name="P4" style:family="paragraph" style:parent-style-name="Text_20_body">
      <style:text-properties officeooo:rsid="001060f6" officeooo:paragraph-rsid="001060f6"/>
    </style:style>
    <style:style style:name="P5" style:family="paragraph" style:parent-style-name="Text_20_body">
      <style:text-properties officeooo:rsid="00122181" officeooo:paragraph-rsid="00122181"/>
    </style:style>
    <style:style style:name="T1" style:family="text">
      <style:text-properties fo:font-size="10pt" style:font-size-asian="10pt" style:font-size-complex="10pt"/>
    </style:style>
    <style:style style:name="T2" style:family="text">
      <style:text-properties fo:font-size="10pt" officeooo:rsid="00073289" style:font-size-asian="10pt" style:font-size-complex="10pt"/>
    </style:style>
    <style:style style:name="T3" style:family="text">
      <style:text-properties officeooo:rsid="00098405"/>
    </style:style>
    <style:style style:name="T4" style:family="text">
      <style:text-properties officeooo:rsid="000df2d3"/>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P2">Extéroceptifs : <text:span text:style-name="T3">sensibilité dépendant de capteurs stimulés par des agents extérieurs (chaleur, pression) par opposition à intéroceptif.</text:span></text:p>
      <text:p text:style-name="P2"/>
      <text:p text:style-name="P3">Proprioceptif : <text:span text:style-name="T4">perception de la position des différentes parties du corps. (et vitesse)</text:span></text:p>
      <text:p text:style-name="P3"/>
      <text:p text:style-name="P4">automate fait des choses automatiquement</text:p>
      <text:p text:style-name="P4">robot a des capteurs et modifie son comportement selon l'environnement</text:p>
      <text:p text:style-name="P3"/>
      <text:p text:style-name="P5">http://www.ma.utexas.edu/maxima.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Doulos SIL', 'Lucida Grande', 'Segoe UI', 'Arial Unicode MS', 'Adobe Pi Std', 'Lucida Sans Unicode', 'Chrysanthi Unicode', Code2000, Gentium, GentiumAlt, 'TITUS Cyberbit Basic', 'Bitstream Vera Sans', 'Bitstream Cyberbit', 'Hiragino Kaku Gothic Pro', 'Matrix Unicode', sans-serif"/>
    <style:font-face style:name="OpenSymbol" svg:font-family="OpenSymbol"/>
    <style:font-face style:name="sans-serif" svg:font-family="sans-serif"/>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background-color="transparent" style:shadow="none">
        <style:tab-stops/>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Lohit Hindi" style:font-family-complex="'Lohit Hindi'"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officeooo:rsid="00073289" style:font-size-asian="10pt" style:font-size-complex="10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span text:style-name="MT1">Veysseire Daniel </text:span><text:span text:style-name="MT2">Notes de RTIP</text:span></text:p>
      </style:header>
      <style:footer>
        <text:p text:style-name="MP1"><text:page-number text:select-page="current">1</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2T08:52:58</meta:creation-date>
    <meta:editing-duration>PT12H9M41S</meta:editing-duration>
    <meta:editing-cycles>21</meta:editing-cycles>
    <meta:generator>LibreOffice/4.2.6.3$Linux_x86 LibreOffice_project/420m0$Build-3</meta:generator>
    <dc:date>2014-09-29T01:25:45.264272423</dc:date>
    <dc:creator>JackDanny </dc:creator>
    <meta:document-statistic meta:table-count="0" meta:image-count="0" meta:object-count="0" meta:page-count="1" meta:paragraph-count="7" meta:word-count="52" meta:character-count="400" meta:non-whitespace-character-count="355"/>
  </office:meta>
</office:document-meta>
</file>